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itle">
      <style:text-properties officeooo:rsid="00089b28" officeooo:paragraph-rsid="00089b28"/>
    </style:style>
    <style:style style:name="P4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5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 style:list-style-name="L1">
      <style:text-properties officeooo:rsid="002238b4" officeooo:paragraph-rsid="002399d0"/>
    </style:style>
    <style:style style:name="P8" style:family="paragraph" style:parent-style-name="Text_20_body" style:list-style-name="L1">
      <style:text-properties officeooo:rsid="0023bd55" officeooo:paragraph-rsid="0023bd55"/>
    </style:style>
    <style:style style:name="P9" style:family="paragraph" style:parent-style-name="Text_20_body" style:list-style-name="L1">
      <style:text-properties officeooo:rsid="0024ff47" officeooo:paragraph-rsid="0024ff47"/>
    </style:style>
    <style:style style:name="P10" style:family="paragraph" style:parent-style-name="Text_20_body" style:list-style-name="L1">
      <style:text-properties officeooo:rsid="002758ca" officeooo:paragraph-rsid="002758ca"/>
    </style:style>
    <style:style style:name="P11" style:family="paragraph" style:parent-style-name="Text_20_body" style:list-style-name="L1">
      <style:text-properties officeooo:rsid="00284736" officeooo:paragraph-rsid="00284736"/>
    </style:style>
    <style:style style:name="P12" style:family="paragraph" style:parent-style-name="Text_20_body" style:list-style-name="L1">
      <style:text-properties officeooo:rsid="002acd9a" officeooo:paragraph-rsid="002acd9a"/>
    </style:style>
    <style:style style:name="P13" style:family="paragraph" style:parent-style-name="Text_20_body" style:list-style-name="L1">
      <style:text-properties officeooo:rsid="002c44be" officeooo:paragraph-rsid="002c44be"/>
    </style:style>
    <style:style style:name="P14" style:family="paragraph" style:parent-style-name="Text_20_body" style:list-style-name="L1">
      <style:text-properties officeooo:rsid="002e4398" officeooo:paragraph-rsid="002e4398"/>
    </style:style>
    <style:style style:name="P15" style:family="paragraph" style:parent-style-name="Text_20_body" style:list-style-name="L1">
      <style:text-properties officeooo:rsid="002f4dfe" officeooo:paragraph-rsid="002f4dfe"/>
    </style:style>
    <style:style style:name="P16" style:family="paragraph" style:parent-style-name="Text_20_body" style:list-style-name="L1">
      <style:text-properties officeooo:rsid="0030478f" officeooo:paragraph-rsid="0030478f"/>
    </style:style>
    <style:style style:name="P17" style:family="paragraph" style:parent-style-name="Text_20_body" style:list-style-name="L2">
      <style:text-properties officeooo:rsid="0008ec8a" officeooo:paragraph-rsid="0008ec8a"/>
    </style:style>
    <style:style style:name="P18" style:family="paragraph" style:parent-style-name="Text_20_body" style:list-style-name="L2">
      <style:text-properties officeooo:rsid="00139765" officeooo:paragraph-rsid="00139765"/>
    </style:style>
    <style:style style:name="P19" style:family="paragraph" style:parent-style-name="Text_20_body" style:list-style-name="L2">
      <style:text-properties officeooo:rsid="0014ed48" officeooo:paragraph-rsid="0014ed48"/>
    </style:style>
    <style:style style:name="P20" style:family="paragraph" style:parent-style-name="Text_20_body" style:list-style-name="L2">
      <style:text-properties officeooo:rsid="0015453c" officeooo:paragraph-rsid="0015453c"/>
    </style:style>
    <style:style style:name="P21" style:family="paragraph" style:parent-style-name="Text_20_body" style:list-style-name="L2">
      <style:text-properties officeooo:rsid="0016ddf2" officeooo:paragraph-rsid="0016ddf2"/>
    </style:style>
    <style:style style:name="P22" style:family="paragraph" style:parent-style-name="Text_20_body" style:list-style-name="L2">
      <style:text-properties officeooo:rsid="001c42c9" officeooo:paragraph-rsid="001c42c9"/>
    </style:style>
    <style:style style:name="P23" style:family="paragraph" style:parent-style-name="Text_20_body" style:list-style-name="L2">
      <style:text-properties officeooo:rsid="0009ddec" officeooo:paragraph-rsid="0009ddec"/>
    </style:style>
    <style:style style:name="P24" style:family="paragraph" style:parent-style-name="Text_20_body" style:list-style-name="L2">
      <style:text-properties officeooo:rsid="000a82e1" officeooo:paragraph-rsid="000a82e1"/>
    </style:style>
    <style:style style:name="P25" style:family="paragraph" style:parent-style-name="Text_20_body" style:list-style-name="L2">
      <style:text-properties officeooo:rsid="000b1f58" officeooo:paragraph-rsid="000b1f58"/>
    </style:style>
    <style:style style:name="P26" style:family="paragraph" style:parent-style-name="Text_20_body" style:list-style-name="L2">
      <style:text-properties officeooo:rsid="000c51ff" officeooo:paragraph-rsid="000c51ff"/>
    </style:style>
    <style:style style:name="P27" style:family="paragraph" style:parent-style-name="Text_20_body" style:list-style-name="L2">
      <style:text-properties officeooo:rsid="000c52bc" officeooo:paragraph-rsid="000c52bc"/>
    </style:style>
    <style:style style:name="P28" style:family="paragraph" style:parent-style-name="Text_20_body" style:list-style-name="L2">
      <style:text-properties officeooo:rsid="000e0789" officeooo:paragraph-rsid="000e0789"/>
    </style:style>
    <style:style style:name="P29" style:family="paragraph" style:parent-style-name="Text_20_body" style:list-style-name="L2">
      <style:text-properties officeooo:rsid="000e7583" officeooo:paragraph-rsid="000e7583"/>
    </style:style>
    <style:style style:name="P30" style:family="paragraph" style:parent-style-name="Text_20_body" style:list-style-name="L2">
      <style:text-properties officeooo:rsid="000ff227" officeooo:paragraph-rsid="000ff227"/>
    </style:style>
    <style:style style:name="P31" style:family="paragraph" style:parent-style-name="Text_20_body" style:list-style-name="L2">
      <style:text-properties officeooo:rsid="00117a9e" officeooo:paragraph-rsid="00117a9e"/>
    </style:style>
    <style:style style:name="P32" style:family="paragraph" style:parent-style-name="Text_20_body" style:list-style-name="L2">
      <style:text-properties officeooo:rsid="00184856" officeooo:paragraph-rsid="00184856"/>
    </style:style>
    <style:style style:name="P33" style:family="paragraph" style:parent-style-name="Text_20_body" style:list-style-name="L2">
      <style:text-properties officeooo:rsid="001851e8" officeooo:paragraph-rsid="001851e8"/>
    </style:style>
    <style:style style:name="P34" style:family="paragraph" style:parent-style-name="Text_20_body" style:list-style-name="L2">
      <style:text-properties officeooo:rsid="0018f268" officeooo:paragraph-rsid="0018f268"/>
    </style:style>
    <style:style style:name="P35" style:family="paragraph" style:parent-style-name="Text_20_body" style:list-style-name="L2">
      <style:text-properties officeooo:rsid="001ae7a2" officeooo:paragraph-rsid="001ae7a2"/>
    </style:style>
    <style:style style:name="P36" style:family="paragraph" style:parent-style-name="Text_20_body" style:list-style-name="L2">
      <style:text-properties officeooo:rsid="001d94ab" officeooo:paragraph-rsid="001d94ab"/>
    </style:style>
    <style:style style:name="P37" style:family="paragraph" style:parent-style-name="Text_20_body" style:list-style-name="L2">
      <style:text-properties officeooo:rsid="001dbb52" officeooo:paragraph-rsid="001dbb52"/>
    </style:style>
    <style:style style:name="P38" style:family="paragraph" style:parent-style-name="Text_20_body" style:list-style-name="L2">
      <style:text-properties officeooo:rsid="001e6f02" officeooo:paragraph-rsid="001e6f02"/>
    </style:style>
    <style:style style:name="P39" style:family="paragraph" style:parent-style-name="Text_20_body" style:list-style-name="L2">
      <style:text-properties officeooo:rsid="0020434c" officeooo:paragraph-rsid="0020434c"/>
    </style:style>
    <style:style style:name="P40" style:family="paragraph" style:parent-style-name="Text_20_body" style:list-style-name="L2">
      <style:text-properties officeooo:rsid="00213811" officeooo:paragraph-rsid="00213811"/>
    </style:style>
    <style:style style:name="P41" style:family="paragraph" style:parent-style-name="Text_20_body" style:list-style-name="L2">
      <style:text-properties officeooo:rsid="00219680" officeooo:paragraph-rsid="00219680"/>
    </style:style>
    <style:style style:name="P42" style:family="paragraph" style:parent-style-name="Text_20_body" style:list-style-name="L2">
      <style:text-properties officeooo:rsid="003b6cc4" officeooo:paragraph-rsid="003b6cc4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4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5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0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1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6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67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68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72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A</text:p>
      <text:list xml:id="list5107991949764783324" text:style-name="L1">
        <text:list-item>
          <text:p text:style-name="P7">La destra aveva portato all'unificazione, ma perse consensi a causa delle nuove tasse e riforme</text:p>
          <text:list>
            <text:list-item>
              <text:p text:style-name="P7"><text:span text:style-name="T16">1875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8">1874 la sinistra ottiene i voti, ma non il potere poiché molti cattolici non erano andati a votare per il non expedit del Papa</text:p>
        </text:list-item>
        <text:list-item>
          <text:p text:style-name="P8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8">Esponente di sinistra, <text:span text:style-name="T17">ma legato al capitalismo e al nord</text:span></text:p>
            </text:list-item>
            <text:list-item>
              <text:p text:style-name="P9">Trasformismo: accontenta richieste di chi è disposto a votarlo</text:p>
            </text:list-item>
            <text:list-item>
              <text:p text:style-name="P9">Allarga il suffragio ai maschi con più di 21 anni che sia alfabetizzato <text:span text:style-name="T18">o con pagamento di 20 lire di tasse</text:span></text:p>
            </text:list-item>
            <text:list-item>
              <text:p text:style-name="P10">Riforma per la scuola: laica e obbligatoria per 2 anni, nonostante ciò i più poveri non andarono a scuola per la lontananza (30% a 50% alfabetizzazione)</text:p>
            </text:list-item>
            <text:list-item>
              <text:p text:style-name="P11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2">1882 Triplice alleanza con Germania e Austria (anche se contraria agli Italiani perché non avevano ceduto Trento e Trieste)</text:p>
            </text:list-item>
          </text:list>
        </text:list-item>
        <text:list-item>
          <text:p text:style-name="P13">1887 Governo Crispi <text:span text:style-name="T21">(</text:span><text:span text:style-name="T8">politica aggressiva</text:span><text:span text:style-name="T21">)</text:span></text:p>
          <text:list>
            <text:list-item>
              <text:p text:style-name="P14">Per dimostrare il Battesimo di Sangue mirò all'Eritrea che ottene grazie al trattato di Uccialli e la formazione del protettorato</text:p>
            </text:list-item>
            <text:list-item>
              <text:p text:style-name="P15">Politica interna:</text:p>
              <text:list>
                <text:list-item>
                  <text:p text:style-name="P15">elezioni comunali (amministrazione e sindaco)</text:p>
                </text:list-item>
                <text:list-item>
                  <text:p text:style-name="P16">introdotto diritto di sciopero e associazione</text:p>
                </text:list-item>
                <text:list-item>
                  <text:p text:style-name="P16">abolita pena di morte</text:p>
                </text:list-item>
              </text:list>
            </text:list-item>
          </text:list>
        </text:list-item>
      </text:list>
      <text:list xml:id="list4794734296908823821" text:style-name="L2">
        <text:list-item>
          <text:p text:style-name="P17">Differenza tra anarchici e socialisti</text:p>
          <text:list>
            <text:list-item>
              <text:p text:style-name="P17">Anarchici non riconoscono alcun potere sopra di loro</text:p>
            </text:list-item>
            <text:list-item>
              <text:p text:style-name="P17">Socialisti concedono a tutte le classi l'esercizio del potere</text:p>
            </text:list-item>
          </text:list>
        </text:list-item>
        <text:list-item>
          <text:p text:style-name="P18">Questione Meridionale</text:p>
          <text:list>
            <text:list-item>
              <text:p text:style-name="P19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0">Positivismo: <text:span text:style-name="T13">alcuni erano destinati ad avere vantaggi dal progresso perché più capaci di altri</text:span></text:p>
            </text:list-item>
            <text:list-item>
              <text:p text:style-name="P21">Si diffonde l'idea della presenza di due razze in Italia: ari e mediterranei (meno capaci)</text:p>
            </text:list-item>
            <text:list-item>
              <text:p text:style-name="P22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17">Diffusione del socialismo in Italia</text:p>
          <text:list>
            <text:list-item>
              <text:p text:style-name="P17">Si diffonde lentamente</text:p>
            </text:list-item>
            <text:list-item>
              <text:p text:style-name="P17">è una corrente moderata</text:p>
            </text:list-item>
            <text:list-item>
              <text:p text:style-name="P17">Il primo giornale socialista è “La Critica Sociale” di Costa</text:p>
            </text:list-item>
            <text:list-item>
              <text:p text:style-name="P23">Verso fine '800 nasce il partito socialista e il giornale “Avanti!”, di cui diverrà parte anche Mussolini</text:p>
            </text:list-item>
          </text:list>
        </text:list-item>
        <text:list-item>
          <text:p text:style-name="P23">La diffusione del socialismo porta ad alcune rivolte in Italia, le quali sono soppresse con la forza</text:p>
          <text:list>
            <text:list-item>
              <text:p text:style-name="P23">Il governo Crispi è costretto alle dimissioni</text:p>
            </text:list-item>
          </text:list>
        </text:list-item>
        <text:list-item>
          <text:p text:style-name="P23">1891-1892 Governo di Antonio Di Rudinì ( <text:span text:style-name="T3">m</text:span><text:span text:style-name="T2">oderato </text:span>)</text:p>
          <text:list>
            <text:list-item>
              <text:p text:style-name="P23">Governo provvisorio</text:p>
            </text:list-item>
          </text:list>
        </text:list-item>
        <text:list-item>
          <text:p text:style-name="P23">1893-1894 Governo di Giolitti</text:p>
          <text:list>
            <text:list-item>
              <text:p text:style-name="P24">Dimissioni a causa dello scandalo della banca romana</text:p>
              <text:list>
                <text:list-item>
                  <text:p text:style-name="P24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4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4">repressione nuovi moti</text:p>
            </text:list-item>
            <text:list-item>
              <text:p text:style-name="P24">programma una campagna in Etiopia</text:p>
            </text:list-item>
            <text:list-item>
              <text:p text:style-name="P24">Dimissioni a causa di una pesante sconfitta ad Adua (tramonta l'idea del battesimo di sangue)</text:p>
            </text:list-item>
          </text:list>
        </text:list-item>
        <text:list-item>
          <text:p text:style-name="P24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5">Promulga un amnistia</text:p>
            </text:list-item>
            <text:list-item>
              <text:p text:style-name="P25">Aumenta il prezzo del pane, scatenando rivolte, poi soppresse nel sangue</text:p>
            </text:list-item>
            <text:list-item>
              <text:p text:style-name="P26">Viene tolta la libertà di stampa e parola</text:p>
            </text:list-item>
            <text:list-item>
              <text:p text:style-name="P27">Dimissioni</text:p>
            </text:list-item>
          </text:list>
        </text:list-item>
        <text:list-item>
          <text:p text:style-name="P28">Governo del Generale Pelloux ( <text:span text:style-name="T2">moderato, poi autoritario</text:span> )</text:p>
          <text:list>
            <text:list-item>
              <text:p text:style-name="P29">Prova a far approvare alcune leggi ma la sinistra si oppone con l'ostruzionismo</text:p>
            </text:list-item>
            <text:list-item>
              <text:p text:style-name="P29">Dimissioni e nuove elezioni</text:p>
            </text:list-item>
          </text:list>
        </text:list-item>
        <text:list-item>
          <text:p text:style-name="P30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1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2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2">Lo Stato, secondo Giolitti, era il mediatore e non doveva intervenire nei conflitti sociali poiché si sarebbero esauriti da soli</text:p>
            </text:list-item>
            <text:list-item>
              <text:p text:style-name="P33">Questo governo favorisce le clientele</text:p>
            </text:list-item>
            <text:list-item>
              <text:p text:style-name="P33">Grandi capitali dall'estero favoriscono l'economia</text:p>
            </text:list-item>
            <text:list-item>
              <text:p text:style-name="P33">Nascono banche miste, che concedono finanziamenti a lungo termine per l'industria soprattutto quella pesante</text:p>
            </text:list-item>
            <text:list-item>
              <text:p text:style-name="P34">Socialisti in Italia:</text:p>
              <text:list>
                <text:list-item>
                  <text:p text:style-name="P34">Riformisti, arrivare al socialismo attraverso graduali riforme</text:p>
                  <text:list>
                    <text:list-item>
                      <text:p text:style-name="P34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4">Massimalisti, arrivare al socialismo con la rivolta</text:p>
                </text:list-item>
              </text:list>
            </text:list-item>
            <text:list-item>
              <text:p text:style-name="P35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6">I nazionalisti chiedevano una campagna in Libia</text:p>
              <text:list>
                <text:list-item>
                  <text:p text:style-name="P36">Doveva essere usata per la manodopera in eccesso e da territorio di sfruttamento</text:p>
                </text:list-item>
                <text:list-item>
                  <text:p text:style-name="P37">La reale motivazione era che molti nazionalisti, proprietari di industrie pesanti, volevano incrementare le vendite</text:p>
                </text:list-item>
                <text:list-item>
                  <text:p text:style-name="P38">1911-1912 Campagna di Libia, conquistata con il dodecaneso dopo la Pace di Losanna</text:p>
                </text:list-item>
              </text:list>
            </text:list-item>
            <text:list-item>
              <text:p text:style-name="P39">I socialisti chiedono il suffragio universale maschile</text:p>
              <text:list>
                <text:list-item>
                  <text:p text:style-name="P39">1912 possono votare:</text:p>
                  <text:list>
                    <text:list-item>
                      <text:p text:style-name="P39">uomini analfabeti con più di 30 anni</text:p>
                    </text:list-item>
                    <text:list-item>
                      <text:p text:style-name="P39">alfabetizzati con più di 21 anni</text:p>
                    </text:list-item>
                    <text:list-item>
                      <text:p text:style-name="P40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1">Patto Gentiloni: per ottenere l'appoggio dei Cattolici, Giolitti ottiene dal Papa il permesso ai cattolici di intervenine col voto in politica</text:p>
              <text:list>
                <text:list-item>
                  <text:p text:style-name="P41">una parte di cattolici raccolta intorno a Don Romolo Murri chiede la formazione di un partito</text:p>
                  <text:list>
                    <text:list-item>
                      <text:p text:style-name="P41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1">gli intransigenti sono a sfavore della partecipazione in politica </text:p>
                </text:list-item>
              </text:list>
            </text:list-item>
            <text:list-item>
              <text:p text:style-name="P42"><text:soft-page-break/>Catastrofi naturali che il governo non si curò di risolvere</text:p>
              <text:list>
                <text:list-item>
                  <text:p text:style-name="P42">eruzione Vesuvio (1906)</text:p>
                </text:list-item>
                <text:list-item>
                  <text:p text:style-name="P42">terremoto di Messina (1908)</text:p>
                </text:list-item>
              </text:list>
            </text:list-item>
          </text:list>
        </text:list-item>
      </text:list>
      <text:p text:style-name="P5">Imperialismo o Belle Epoque <text:span text:style-name="T24">(1870 - 1914)</text:span></text:p>
      <text:list xml:id="list3764075356431898620" text:style-name="L3">
        <text:list-item>
          <text:p text:style-name="P43">Per i marxisti il periodo si chiamerà Imperialismo per mettere in luce l'aspetto negativo</text:p>
        </text:list-item>
        <text:list-item>
          <text:p text:style-name="P43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4">Parigi sarà il simbolo di questo periodo e in particolare la Tour Eiffel, il simbolo del progresso</text:p>
        </text:list-item>
        <text:list-item>
          <text:p text:style-name="P46">Con lo sviluppo industriale </text:p>
          <text:list>
            <text:list-item>
              <text:p text:style-name="P46">si verifica un forte inurbamento, causato da lavoro più sicuro e redditizio di quello di campagna</text:p>
            </text:list-item>
            <text:list-item>
              <text:p text:style-name="P46">nascita dei paesi dormitorio</text:p>
            </text:list-item>
            <text:list-item>
              <text:p text:style-name="P47">nascono i colletti bianchi, gli operai specializzati, una classe intermedia</text:p>
            </text:list-item>
            <text:list-item>
              <text:p text:style-name="P48"><text:span text:style-name="T26">i</text:span>l settore siderurgico e soprattutto militare subiscono un forte impulso</text:p>
            </text:list-item>
            <text:list-item>
              <text:p text:style-name="P45">Ford produce la prima auto con una catena di montaggio (Taylorismo)</text:p>
            </text:list-item>
          </text:list>
        </text:list-item>
        <text:list-item>
          <text:p text:style-name="P44">Il positivismo era l'ideologia dominante. I popoli superiori si imponevano su quelli inferiori, perciò legittimava l'imperialismo</text:p>
        </text:list-item>
        <text:list-item>
          <text:p text:style-name="P44">Con la crisi economica, molti stati adottano una politica protezionistica, altri tentarono di potenziare il settore in maggior crisi, quello agricolo</text:p>
        </text:list-item>
        <text:list-item>
          <text:p text:style-name="P44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80411000865420" text:continue-numbering="true" text:style-name="L3">
        <text:list-header>
          <text:p text:style-name="P44"/>
          <text:p text:style-name="P44"/>
        </text:list-header>
      </text:list>
      <text:p text:style-name="P2"/>
      <text:p text:style-name="P4"><text:soft-page-break/>I Guerra Mondiale</text:p>
      <text:list xml:id="list180410772784204" text:continue-list="list4794734296908823821" text:style-name="L2">
        <text:list-item>
          <text:p text:style-name="P49">Cause</text:p>
          <text:list>
            <text:list-item>
              <text:p text:style-name="P49">Germania vuole rivendicare la sua potenza economica e politica, anche con la forza</text:p>
            </text:list-item>
            <text:list-item>
              <text:p text:style-name="P50">Guglielmo II non rinnova l'alleanza con la Russia, così stipula un alleanza con la Francia</text:p>
              <text:list>
                <text:list-item>
                  <text:p text:style-name="P50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1">Guglielmo II tenta l'alleanza con l'Inghilterra, ma non ha successo</text:p>
              <text:list>
                <text:list-item>
                  <text:p text:style-name="P51">L'aumento della flotta tedesca non permetteva all'Inghilterra di formare una flotta più grande della somma delle altre due più forti</text:p>
                </text:list-item>
                <text:list-item>
                  <text:p text:style-name="P51">guerra greco-turca: </text:p>
                  <text:list>
                    <text:list-item>
                      <text:p text:style-name="P51">Creta chiede aiuto alla Grecia per ottenere l'indipendenza e la Grecia da il suo appoggio in quanto utile per i traffici commerciali</text:p>
                    </text:list-item>
                    <text:list-item>
                      <text:p text:style-name="P51">La Grecia ottiene il supporto degli Inglesi e la Turchia dei Tedeschi</text:p>
                    </text:list-item>
                    <text:list-item>
                      <text:p text:style-name="P51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2">strage in Transvaal e Orange</text:p>
                  <text:list>
                    <text:list-item>
                      <text:p text:style-name="P52">Dopo il massacro dei boeri, l'opinione pubblica reagisce e in particolare la Germania</text:p>
                    </text:list-item>
                    <text:list-item>
                      <text:p text:style-name="P52">Si scatena una germanofobia</text:p>
                    </text:list-item>
                  </text:list>
                </text:list-item>
                <text:list-item>
                  <text:p text:style-name="P52">Intesa Cordiale (1904-1905)</text:p>
                  <text:list>
                    <text:list-item>
                      <text:p text:style-name="P52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3">Austria annette Bosnia-Erzegovina</text:p>
              <text:list>
                <text:list-item>
                  <text:p text:style-name="P53">La Russia desidera un protettorato nei Balcani</text:p>
                </text:list-item>
                <text:list-item>
                  <text:p text:style-name="P53">Serbi e Italiani non possono più aprire rotte commerciali col Paese</text:p>
                </text:list-item>
              </text:list>
            </text:list-item>
            <text:list-item>
              <text:p text:style-name="P53">Annessione del Marocco</text:p>
              <text:list>
                <text:list-item>
                  <text:p text:style-name="P53">dopo l'annessione francese, la Germania la denuncia per violazione dei trattati internazionali, ma nessuno la appoggia</text:p>
                </text:list-item>
                <text:list-item>
                  <text:p text:style-name="P53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4">Guerra Balcanica</text:p>
              <text:list>
                <text:list-item>
                  <text:p text:style-name="P54">Grecia, Bulgaria, Serbia e Montenegro si alleano contro la Turchia e conquistano parte dei suoi territori</text:p>
                </text:list-item>
                <text:list-item>
                  <text:p text:style-name="P54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5">Impero Ottomano</text:p>
              <text:list>
                <text:list-item>
                  <text:p text:style-name="P55">la modernizzazione sarà messa a freno dalla diffusione della religione</text:p>
                </text:list-item>
                <text:list-item>
                  <text:p text:style-name="P55">il popolo obbliga il sultano a concedere una costituzione, revocata l’anno successivo</text:p>
                </text:list-item>
                <text:list-item>
                  <text:p text:style-name="P55">Abdul Ahmid è destituito e il fratello Maometto V ottiene il potere</text:p>
                </text:list-item>
                <text:list-item>
                  <text:p text:style-name="P55">Mustafà Kemal fu il leader dei movimenti rivoluzionari oltre che ataturk, padre della Turchia</text:p>
                </text:list-item>
                <text:list-item>
                  <text:p text:style-name="P55">Kemal attuò un processo di modernizzazione</text:p>
                </text:list-item>
              </text:list>
            </text:list-item>
            <text:list-item>
              <text:p text:style-name="P56">Cina</text:p>
              <text:list>
                <text:list-item>
                  <text:p text:style-name="P56">durante le guerre dell’oppio la cina aveva perso parte dell’autonomia</text:p>
                </text:list-item>
                <text:list-item>
                  <text:p text:style-name="P56">L’imperatrice Ci-Xi fomentò l’odio dei boxer (gruppi di giovani rivoltosi contro gli stranieri e i grandi proprietari terrieri) contro gli stranieri</text:p>
                </text:list-item>
                <text:list-item>
                  <text:p text:style-name="P56">Vengono assediati i quartieri stranieri nelle città e i cinesi cristianizzati</text:p>
                </text:list-item>
                <text:list-item>
                  <text:p text:style-name="P56">Usa, Giappone e le potenze Europee inviano dei contingenti armati</text:p>
                </text:list-item>
                <text:list-item>
                  <text:p text:style-name="P56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57">Giappone</text:p>
              <text:list>
                <text:list-item>
                  <text:p text:style-name="P57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58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59">USA (Theodore Roosvelt)</text:p>
              <text:list>
                <text:list-item>
                  <text:p text:style-name="P60">“Big Stick”, parla con dolcezza, se non ha effetto ricorda di avere con te un grosso bastone</text:p>
                </text:list-item>
                <text:list-item>
                  <text:p text:style-name="P60">Canale di Panama</text:p>
                  <text:list>
                    <text:list-item>
                      <text:p text:style-name="P60">Tenta di acquistare i territori appartenenti alla Colombia</text:p>
                    </text:list-item>
                    <text:list-item>
                      <text:p text:style-name="P60">Al rifiuto del governo, finanzia le rivolte</text:p>
                    </text:list-item>
                    <text:list-item>
                      <text:p text:style-name="P60">Alla nascita della Repubblica di Panama, ottiene i territori a cui era interessato</text:p>
                    </text:list-item>
                  </text:list>
                </text:list-item>
                <text:list-item>
                  <text:p text:style-name="P60">Corollario alla dottrina Monroe</text:p>
                  <text:list>
                    <text:list-item>
                      <text:p text:style-name="P60">La dottrina Monroe dava accesso commerciale privilegiato agli Usa in America del <text:soft-page-break/>Sud </text:p>
                    </text:list-item>
                    <text:list-item>
                      <text:p text:style-name="P61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2">Intervento nello sciopero dei Minatori</text:p>
                  <text:list>
                    <text:list-item>
                      <text:p text:style-name="P62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3">Russia</text:p>
              <text:list>
                <text:list-item>
                  <text:p text:style-name="P63">Vitte promuove l’industria e le ferrovie (Transiberiana), stabilizza il rublo grazie ai capitali stranieri</text:p>
                </text:list-item>
                <text:list-item>
                  <text:p text:style-name="P64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4">nascono i partiti illeciti popolari socialrivoluzionario e socialdemocratico e il partito cadetto dei borghesi</text:p>
                    </text:list-item>
                    <text:list-item>
                      <text:p text:style-name="P65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2">I Guerra Mondiale</text:p>
      <text:list xml:id="list3280557713722945914" text:style-name="L4">
        <text:list-item>
          <text:p text:style-name="P66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66">28 giugno 1914: la Mano Nera con l’appoggio della Serbia tentava di liberare la Bosnia-Erzegovina e compie l’assassinio dell’Arciduca <text:span text:style-name="T27">Francesco Ferdinando D’Austria per mano di Gavrilo Princip</text:span></text:p>
        </text:list-item>
        <text:list-item>
          <text:p text:style-name="P67">23 luglio 1914: Austria invia un ultimatum che viene accettato ad eccezione di un punto, ossia che i funzionari austriaci ponessero presidi in territorio serbo. L’Austria dichiara guerra alla Serbia</text:p>
        </text:list-item>
        <text:list-item>
          <text:p text:style-name="P69">La Germania si schiera al fianco dell’Austria e la Francia al fianco della Serbia</text:p>
          <text:list>
            <text:list-item>
              <text:p text:style-name="P69">La Germania viola la neutralità del Belgio per attaccare i Francesi da un altro fronte</text:p>
              <text:list>
                <text:list-item>
                  <text:p text:style-name="P69"><text:soft-page-break/>La Russia muove l’esercito</text:p>
                </text:list-item>
                <text:list-item>
                  <text:p text:style-name="P69">L’Inghilterra si muove in aiuto della Francia</text:p>
                </text:list-item>
                <text:list-item>
                  <text:p text:style-name="P71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71">In Italia il governo Salandra aveva deciso di entrare in guerra</text:p>
          <text:list>
            <text:list-item>
              <text:p text:style-name="P71">Patto di Londra: Sidney Sonnino (Ministro degli Esteri) dopo aver interpellato sia Intesa che Alleanza accettò l’offerta dell’Intesa </text:p>
              <text:list>
                <text:list-item>
                  <text:p text:style-name="P71">Austria aveva offerto alcuni dei propri territori (Trento e Trieste), mentre l’Inghilterra aveva promesso molti territori austriaci (Trento e Trieste, Croazia)</text:p>
                  <text:p text:style-name="P71"/>
                </text:list-item>
              </text:list>
            </text:list-item>
          </text:list>
          <text:p text:style-name="P71"/>
        </text:list-item>
      </text:list>
      <text:p text:style-name="P68"/>
      <text:list xml:id="list180411562899244" text:continue-list="list180410772784204" text:style-name="L2">
        <text:list-item>
          <text:list>
            <text:list-item>
              <text:list>
                <text:list-item>
                  <text:list>
                    <text:list-header>
                      <text:p text:style-name="P51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0-18T18:04:10.316000000</dc:date>
    <meta:editing-duration>PT5H8M23S</meta:editing-duration>
    <meta:editing-cycles>79</meta:editing-cycles>
    <meta:generator>LibreOffice/5.2.2.2$Windows_x86 LibreOffice_project/8f96e87c890bf8fa77463cd4b640a2312823f3ad</meta:generator>
    <meta:document-statistic meta:table-count="1" meta:image-count="0" meta:object-count="0" meta:page-count="8" meta:paragraph-count="182" meta:word-count="2051" meta:character-count="12472" meta:non-whitespace-character-count="1075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